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341d" officeooo:paragraph-rsid="001d341d"/>
    </style:style>
    <style:style style:name="P2" style:family="paragraph" style:parent-style-name="Standard">
      <style:text-properties officeooo:rsid="001d341d" officeooo:paragraph-rsid="001f2d64"/>
    </style:style>
    <style:style style:name="P3" style:family="paragraph" style:parent-style-name="Standard">
      <style:text-properties officeooo:rsid="001d341d" officeooo:paragraph-rsid="00211a53"/>
    </style:style>
    <style:style style:name="P4" style:family="paragraph" style:parent-style-name="Standard">
      <style:text-properties officeooo:rsid="001d341d" officeooo:paragraph-rsid="0027eb90"/>
    </style:style>
    <style:style style:name="P5" style:family="paragraph" style:parent-style-name="Standard">
      <style:text-properties officeooo:rsid="001d341d" officeooo:paragraph-rsid="00291846"/>
    </style:style>
    <style:style style:name="P6" style:family="paragraph" style:parent-style-name="Standard">
      <style:text-properties officeooo:rsid="001d341d" officeooo:paragraph-rsid="002a143a"/>
    </style:style>
    <style:style style:name="P7" style:family="paragraph" style:parent-style-name="Standard">
      <style:text-properties officeooo:rsid="001d341d" officeooo:paragraph-rsid="002c8ea4"/>
    </style:style>
    <style:style style:name="P8" style:family="paragraph" style:parent-style-name="Standard">
      <style:text-properties officeooo:rsid="001d341d" officeooo:paragraph-rsid="002e9942"/>
    </style:style>
    <style:style style:name="P9" style:family="paragraph" style:parent-style-name="Standard">
      <style:text-properties officeooo:rsid="001d341d" officeooo:paragraph-rsid="002effe0"/>
    </style:style>
    <style:style style:name="P10" style:family="paragraph" style:parent-style-name="Standard">
      <style:text-properties officeooo:rsid="001d341d" officeooo:paragraph-rsid="0030c66a"/>
    </style:style>
    <style:style style:name="P11" style:family="paragraph" style:parent-style-name="Standard">
      <style:text-properties officeooo:rsid="001d341d" officeooo:paragraph-rsid="0032aaca"/>
    </style:style>
    <style:style style:name="P12" style:family="paragraph" style:parent-style-name="Standard">
      <style:text-properties officeooo:rsid="001f2d64" officeooo:paragraph-rsid="001f2d64"/>
    </style:style>
    <style:style style:name="P13" style:family="paragraph" style:parent-style-name="Standard">
      <style:text-properties officeooo:rsid="001f2d64" officeooo:paragraph-rsid="00211a53"/>
    </style:style>
    <style:style style:name="P14" style:family="paragraph" style:parent-style-name="Standard">
      <style:text-properties officeooo:rsid="001f2d64" officeooo:paragraph-rsid="00218b65"/>
    </style:style>
    <style:style style:name="P15" style:family="paragraph" style:parent-style-name="Standard">
      <style:text-properties officeooo:rsid="001f2d64" officeooo:paragraph-rsid="002300fd"/>
    </style:style>
    <style:style style:name="P16" style:family="paragraph" style:parent-style-name="Standard">
      <style:text-properties officeooo:rsid="001f2d64" officeooo:paragraph-rsid="0027eb90"/>
    </style:style>
    <style:style style:name="P17" style:family="paragraph" style:parent-style-name="Standard">
      <style:text-properties officeooo:rsid="001f2d64" officeooo:paragraph-rsid="002a143a"/>
    </style:style>
    <style:style style:name="P18" style:family="paragraph" style:parent-style-name="Standard">
      <style:text-properties officeooo:rsid="001f2d64" officeooo:paragraph-rsid="002c8ea4"/>
    </style:style>
    <style:style style:name="P19" style:family="paragraph" style:parent-style-name="Standard">
      <style:text-properties officeooo:rsid="001f2d64" officeooo:paragraph-rsid="002e9942"/>
    </style:style>
    <style:style style:name="P20" style:family="paragraph" style:parent-style-name="Standard">
      <style:text-properties officeooo:rsid="001f2d64" officeooo:paragraph-rsid="002effe0"/>
    </style:style>
    <style:style style:name="P21" style:family="paragraph" style:parent-style-name="Standard">
      <style:text-properties officeooo:rsid="001f2d64" officeooo:paragraph-rsid="0030c66a"/>
    </style:style>
    <style:style style:name="P22" style:family="paragraph" style:parent-style-name="Standard">
      <style:text-properties officeooo:rsid="001f2d64" officeooo:paragraph-rsid="0032aaca"/>
    </style:style>
    <style:style style:name="P23" style:family="paragraph" style:parent-style-name="Standard">
      <style:text-properties officeooo:rsid="00211a53" officeooo:paragraph-rsid="00211a53"/>
    </style:style>
    <style:style style:name="P24" style:family="paragraph" style:parent-style-name="Standard">
      <style:text-properties fo:font-weight="bold" officeooo:rsid="001d341d" officeooo:paragraph-rsid="001d341d" style:font-weight-asian="bold" style:font-weight-complex="bold"/>
    </style:style>
    <style:style style:name="P25" style:family="paragraph" style:parent-style-name="Standard">
      <style:text-properties fo:font-weight="bold" officeooo:rsid="001d341d" officeooo:paragraph-rsid="00211a53" style:font-weight-asian="bold" style:font-weight-complex="bold"/>
    </style:style>
    <style:style style:name="P26" style:family="paragraph" style:parent-style-name="Standard">
      <style:text-properties fo:font-weight="bold" officeooo:rsid="001d341d" officeooo:paragraph-rsid="002a143a" style:font-weight-asian="bold" style:font-weight-complex="bold"/>
    </style:style>
    <style:style style:name="P27" style:family="paragraph" style:parent-style-name="Standard">
      <style:text-properties fo:font-weight="bold" officeooo:rsid="001d341d" officeooo:paragraph-rsid="002c8ea4" style:font-weight-asian="bold" style:font-weight-complex="bold"/>
    </style:style>
    <style:style style:name="P28" style:family="paragraph" style:parent-style-name="Standard">
      <style:text-properties fo:font-weight="bold" officeooo:rsid="001d341d" officeooo:paragraph-rsid="002e9942" style:font-weight-asian="bold" style:font-weight-complex="bold"/>
    </style:style>
    <style:style style:name="P29" style:family="paragraph" style:parent-style-name="Standard">
      <style:text-properties fo:font-weight="bold" officeooo:rsid="001d341d" officeooo:paragraph-rsid="002effe0" style:font-weight-asian="bold" style:font-weight-complex="bold"/>
    </style:style>
    <style:style style:name="P30" style:family="paragraph" style:parent-style-name="Standard">
      <style:text-properties fo:font-weight="bold" officeooo:rsid="001d341d" officeooo:paragraph-rsid="0030c66a" style:font-weight-asian="bold" style:font-weight-complex="bold"/>
    </style:style>
    <style:style style:name="P31" style:family="paragraph" style:parent-style-name="Standard">
      <style:text-properties fo:font-weight="bold" officeooo:rsid="001d341d" officeooo:paragraph-rsid="0032aaca" style:font-weight-asian="bold" style:font-weight-complex="bold"/>
    </style:style>
    <style:style style:name="P32" style:family="paragraph" style:parent-style-name="Standard">
      <style:text-properties officeooo:rsid="00218b65" officeooo:paragraph-rsid="00218b65"/>
    </style:style>
    <style:style style:name="P33" style:family="paragraph" style:parent-style-name="Standard">
      <style:text-properties officeooo:rsid="00218b65" officeooo:paragraph-rsid="002300fd"/>
    </style:style>
    <style:style style:name="P34" style:family="paragraph" style:parent-style-name="Standard">
      <style:text-properties officeooo:rsid="00218b65" officeooo:paragraph-rsid="002a143a"/>
    </style:style>
    <style:style style:name="P35" style:family="paragraph" style:parent-style-name="Standard">
      <style:text-properties officeooo:rsid="00218b65" officeooo:paragraph-rsid="002c8ea4"/>
    </style:style>
    <style:style style:name="P36" style:family="paragraph" style:parent-style-name="Standard">
      <style:text-properties officeooo:rsid="00218b65" officeooo:paragraph-rsid="002e9942"/>
    </style:style>
    <style:style style:name="P37" style:family="paragraph" style:parent-style-name="Standard">
      <style:text-properties officeooo:rsid="00218b65" officeooo:paragraph-rsid="002effe0"/>
    </style:style>
    <style:style style:name="P38" style:family="paragraph" style:parent-style-name="Standard">
      <style:text-properties officeooo:rsid="00218b65" officeooo:paragraph-rsid="0030c66a"/>
    </style:style>
    <style:style style:name="P39" style:family="paragraph" style:parent-style-name="Standard">
      <style:text-properties officeooo:rsid="00218b65" officeooo:paragraph-rsid="0032aaca"/>
    </style:style>
    <style:style style:name="P40" style:family="paragraph" style:parent-style-name="Standard">
      <style:text-properties officeooo:rsid="002300fd" officeooo:paragraph-rsid="002300fd"/>
    </style:style>
    <style:style style:name="P41" style:family="paragraph" style:parent-style-name="Standard">
      <style:text-properties officeooo:rsid="002300fd" officeooo:paragraph-rsid="002a143a"/>
    </style:style>
    <style:style style:name="P42" style:family="paragraph" style:parent-style-name="Standard">
      <style:text-properties officeooo:rsid="002300fd" officeooo:paragraph-rsid="002c8ea4"/>
    </style:style>
    <style:style style:name="P43" style:family="paragraph" style:parent-style-name="Standard">
      <style:text-properties officeooo:rsid="002300fd" officeooo:paragraph-rsid="002d5c9d"/>
    </style:style>
    <style:style style:name="P44" style:family="paragraph" style:parent-style-name="Standard">
      <style:text-properties officeooo:rsid="002300fd" officeooo:paragraph-rsid="002e9942"/>
    </style:style>
    <style:style style:name="P45" style:family="paragraph" style:parent-style-name="Standard">
      <style:text-properties officeooo:rsid="002300fd" officeooo:paragraph-rsid="002effe0"/>
    </style:style>
    <style:style style:name="P46" style:family="paragraph" style:parent-style-name="Standard">
      <style:text-properties officeooo:rsid="0024f986" officeooo:paragraph-rsid="0024f986"/>
    </style:style>
    <style:style style:name="P47" style:family="paragraph" style:parent-style-name="Standard">
      <style:text-properties officeooo:rsid="0024f986" officeooo:paragraph-rsid="002a143a"/>
    </style:style>
    <style:style style:name="P48" style:family="paragraph" style:parent-style-name="Standard">
      <style:text-properties officeooo:rsid="0024f986" officeooo:paragraph-rsid="002aa9e3"/>
    </style:style>
    <style:style style:name="P49" style:family="paragraph" style:parent-style-name="Standard">
      <style:text-properties officeooo:rsid="0024f986" officeooo:paragraph-rsid="002c8ea4"/>
    </style:style>
    <style:style style:name="P50" style:family="paragraph" style:parent-style-name="Standard">
      <style:text-properties officeooo:rsid="0027eb90" officeooo:paragraph-rsid="0027eb90"/>
    </style:style>
    <style:style style:name="P51" style:family="paragraph" style:parent-style-name="Standard">
      <style:text-properties officeooo:rsid="0027eb90" officeooo:paragraph-rsid="00291846"/>
    </style:style>
    <style:style style:name="P52" style:family="paragraph" style:parent-style-name="Standard">
      <style:text-properties officeooo:rsid="00291846" officeooo:paragraph-rsid="00291846"/>
    </style:style>
    <style:style style:name="P53" style:family="paragraph" style:parent-style-name="Standard">
      <style:text-properties officeooo:rsid="002a143a" officeooo:paragraph-rsid="002a143a"/>
    </style:style>
    <style:style style:name="P54" style:family="paragraph" style:parent-style-name="Standard">
      <style:text-properties officeooo:rsid="002a143a" officeooo:paragraph-rsid="002c8ea4"/>
    </style:style>
    <style:style style:name="P55" style:family="paragraph" style:parent-style-name="Standard">
      <style:text-properties officeooo:rsid="002aa9e3" officeooo:paragraph-rsid="002aa9e3"/>
    </style:style>
    <style:style style:name="P56" style:family="paragraph" style:parent-style-name="Standard">
      <style:text-properties officeooo:rsid="002aa9e3" officeooo:paragraph-rsid="002c8ea4"/>
    </style:style>
    <style:style style:name="P57" style:family="paragraph" style:parent-style-name="Standard">
      <style:text-properties officeooo:rsid="002aa9e3" officeooo:paragraph-rsid="002e9942"/>
    </style:style>
    <style:style style:name="P58" style:family="paragraph" style:parent-style-name="Standard">
      <style:text-properties officeooo:rsid="002aa9e3" officeooo:paragraph-rsid="002effe0"/>
    </style:style>
    <style:style style:name="P59" style:family="paragraph" style:parent-style-name="Standard">
      <style:text-properties officeooo:rsid="002aa9e3" officeooo:paragraph-rsid="0030c66a"/>
    </style:style>
    <style:style style:name="P60" style:family="paragraph" style:parent-style-name="Standard">
      <style:text-properties officeooo:rsid="002aa9e3" officeooo:paragraph-rsid="0032aaca"/>
    </style:style>
    <style:style style:name="P61" style:family="paragraph" style:parent-style-name="Standard">
      <style:text-properties officeooo:rsid="002b29b4" officeooo:paragraph-rsid="002b29b4"/>
    </style:style>
    <style:style style:name="P62" style:family="paragraph" style:parent-style-name="Standard">
      <style:text-properties officeooo:rsid="002b29b4" officeooo:paragraph-rsid="002c8ea4"/>
    </style:style>
    <style:style style:name="P63" style:family="paragraph" style:parent-style-name="Standard">
      <style:text-properties officeooo:rsid="002b29b4" officeooo:paragraph-rsid="002d5c9d"/>
    </style:style>
    <style:style style:name="P64" style:family="paragraph" style:parent-style-name="Standard">
      <style:text-properties officeooo:rsid="002b29b4" officeooo:paragraph-rsid="002e9942"/>
    </style:style>
    <style:style style:name="P65" style:family="paragraph" style:parent-style-name="Standard">
      <style:text-properties officeooo:rsid="002b29b4" officeooo:paragraph-rsid="002ec55a"/>
    </style:style>
    <style:style style:name="P66" style:family="paragraph" style:parent-style-name="Standard">
      <style:text-properties officeooo:rsid="002b29b4" officeooo:paragraph-rsid="002effe0"/>
    </style:style>
    <style:style style:name="P67" style:family="paragraph" style:parent-style-name="Standard">
      <style:text-properties officeooo:rsid="002c8ea4" officeooo:paragraph-rsid="002c8ea4"/>
    </style:style>
    <style:style style:name="P68" style:family="paragraph" style:parent-style-name="Standard">
      <style:text-properties officeooo:rsid="002d5c9d" officeooo:paragraph-rsid="002d5c9d"/>
    </style:style>
    <style:style style:name="P69" style:family="paragraph" style:parent-style-name="Standard">
      <style:text-properties officeooo:rsid="002e9942" officeooo:paragraph-rsid="002e9942"/>
    </style:style>
    <style:style style:name="P70" style:family="paragraph" style:parent-style-name="Standard">
      <style:text-properties officeooo:rsid="002e9942" officeooo:paragraph-rsid="002effe0"/>
    </style:style>
    <style:style style:name="P71" style:family="paragraph" style:parent-style-name="Standard">
      <style:text-properties officeooo:rsid="002effe0" officeooo:paragraph-rsid="002effe0"/>
    </style:style>
    <style:style style:name="P72" style:family="paragraph" style:parent-style-name="Standard">
      <style:text-properties officeooo:rsid="002effe0" officeooo:paragraph-rsid="0030c66a"/>
    </style:style>
    <style:style style:name="P73" style:family="paragraph" style:parent-style-name="Standard">
      <style:text-properties officeooo:rsid="002effe0" officeooo:paragraph-rsid="0032aaca"/>
    </style:style>
    <style:style style:name="P74" style:family="paragraph" style:parent-style-name="Standard">
      <style:text-properties officeooo:rsid="0030c66a" officeooo:paragraph-rsid="0030c66a"/>
    </style:style>
    <style:style style:name="P75" style:family="paragraph" style:parent-style-name="Standard">
      <style:text-properties officeooo:rsid="0030c66a" officeooo:paragraph-rsid="0032aaca"/>
    </style:style>
    <style:style style:name="P76" style:family="paragraph" style:parent-style-name="Standard">
      <style:text-properties officeooo:rsid="0030c66a" officeooo:paragraph-rsid="0034446b"/>
    </style:style>
    <style:style style:name="P77" style:family="paragraph" style:parent-style-name="Standard">
      <style:text-properties officeooo:rsid="0034446b" officeooo:paragraph-rsid="0034446b"/>
    </style:style>
    <style:style style:name="P78" style:family="paragraph" style:parent-style-name="Standard">
      <style:text-properties officeooo:rsid="00371bca" officeooo:paragraph-rsid="00371bca"/>
    </style:style>
    <style:style style:name="T1" style:family="text">
      <style:text-properties officeooo:rsid="001f2d64"/>
    </style:style>
    <style:style style:name="T2" style:family="text">
      <style:text-properties officeooo:rsid="00211a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0962" style:font-weight-asian="bold" style:font-weight-complex="bold"/>
    </style:style>
    <style:style style:name="T5" style:family="text">
      <style:text-properties fo:font-weight="bold" officeooo:rsid="00270913" style:font-weight-asian="bold" style:font-weight-complex="bold"/>
    </style:style>
    <style:style style:name="T6" style:family="text">
      <style:text-properties fo:font-weight="bold" officeooo:rsid="00291846" style:font-weight-asian="bold" style:font-weight-complex="bold"/>
    </style:style>
    <style:style style:name="T7" style:family="text">
      <style:text-properties officeooo:rsid="00218b65"/>
    </style:style>
    <style:style style:name="T8" style:family="text">
      <style:text-properties officeooo:rsid="002300fd"/>
    </style:style>
    <style:style style:name="T9" style:family="text">
      <style:text-properties officeooo:rsid="00291846"/>
    </style:style>
    <style:style style:name="T10" style:family="text">
      <style:text-properties officeooo:rsid="002a143a"/>
    </style:style>
    <style:style style:name="T11" style:family="text">
      <style:text-properties officeooo:rsid="002aa9e3"/>
    </style:style>
    <style:style style:name="T12" style:family="text">
      <style:text-properties officeooo:rsid="002b29b4"/>
    </style:style>
    <style:style style:name="T13" style:family="text">
      <style:text-properties officeooo:rsid="002c8ea4"/>
    </style:style>
    <style:style style:name="T14" style:family="text">
      <style:text-properties officeooo:rsid="002d5c9d"/>
    </style:style>
    <style:style style:name="T15" style:family="text">
      <style:text-properties officeooo:rsid="002e9942"/>
    </style:style>
    <style:style style:name="T16" style:family="text">
      <style:text-properties officeooo:rsid="002ec55a"/>
    </style:style>
    <style:style style:name="T17" style:family="text">
      <style:text-properties officeooo:rsid="0030c66a"/>
    </style:style>
    <style:style style:name="T18" style:family="text">
      <style:text-properties officeooo:rsid="0034446b"/>
    </style:style>
    <style:style style:name="T19" style:family="text">
      <style:text-properties officeooo:rsid="00371b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4">Class TipoAtividadeOferecida{</text:p>
      <text:p text:style-name="P1"/>
      <text:p text:style-name="P1">boolean futebol</text:p>
      <text:p text:style-name="P1">boolean volei</text:p>
      <text:p text:style-name="P1">boolean basquete</text:p>
      <text:p text:style-name="P1">boolean tenis</text:p>
      <text:p text:style-name="P1"/>
      <text:p text:style-name="P1">static <text:span text:style-name="T1">hasMany = [ reserva: Reserva]</text:span></text:p>
      <text:p text:style-name="P2">static <text:span text:style-name="T1">hasMany = [ quadra: quadra]</text:span></text:p>
      <text:p text:style-name="P1"/>
      <text:p text:style-name="P12"><text:span text:style-name="T7">V</text:span>erifica<text:span text:style-name="T7">rA</text:span>tivid<text:span text:style-name="T7">OferePorQuadra()</text:span>:void</text:p>
      <text:p text:style-name="P1">static constraints{</text:p>
      <text:p text:style-name="P1">}</text:p>
      <text:p text:style-name="P1">static mapping{</text:p>
      <text:p text:style-name="P1">}</text:p>
      <text:p text:style-name="P12">}</text:p>
      <text:p text:style-name="P2"><text:span text:style-name="T3">Class </text:span><text:span text:style-name="T4">Quadra</text:span>{</text:p>
      <text:p text:style-name="P2"/>
      <text:p text:style-name="P2"><text:s/><text:span text:style-name="T2">Integer IdentificacaoQuadra</text:span></text:p>
      <text:p text:style-name="P2"><text:span text:style-name="T2">String CoberturaQuadra</text:span></text:p>
      <text:p text:style-name="P2"><text:span text:style-name="T2">String</text:span> <text:span text:style-name="T2">DescricaoSobreUso</text:span></text:p>
      <text:p text:style-name="P23">Integer Qtade </text:p>
      <text:p text:style-name="P2">boolean <text:span text:style-name="T2">Status</text:span></text:p>
      <text:p text:style-name="P2"/>
      <text:p text:style-name="P3"><text:span text:style-name="T2">tipoatividadeoferecida </text:span>TipoAtividadeOferecida</text:p>
      <text:p text:style-name="P23">reservaquadra ReservaQuadra</text:p>
      <text:p text:style-name="P2"/>
      <text:p text:style-name="P2"/>
      <text:p text:style-name="P12">verifica<text:span text:style-name="T7">rDisponibilidadeQuadra():boolean</text:span></text:p>
      <text:p text:style-name="P13"><text:span text:style-name="T2">CadastrarQuadra():</text:span>void</text:p>
      <text:p text:style-name="P14"><text:span text:style-name="T7">RemoverQuadra():</text:span>void</text:p>
      <text:p text:style-name="P14"><text:span text:style-name="T7">AlterarQuadra():</text:span>void</text:p>
      <text:p text:style-name="P32">MudarStatusQuadra(IdentificacaoQuadra:int):void</text:p>
      <text:p text:style-name="P32">BuscarQuadrasPorAtiv(TipoAtiv:int,IDQuadrasAptas[]:int):void</text:p>
      <text:p text:style-name="P32">BuscarInfoQuadra[IdentificacaoQuadra:int):void</text:p>
      <text:p text:style-name="P32">ExibirQuadrasDisponiveis(IDQuadrasAptas[]:int):void</text:p>
      <text:p text:style-name="P2">static constraints{</text:p>
      <text:p text:style-name="P2">}</text:p>
      <text:p text:style-name="P2">static mapping{</text:p>
      <text:p text:style-name="P2">}</text:p>
      <text:p text:style-name="P12">}</text:p>
      <text:p text:style-name="P25">Class <text:span text:style-name="T8">ReservaQuadra extends Reserva</text:span>{</text:p>
      <text:p text:style-name="P3"/>
      <text:p text:style-name="P46">quadra Quadra</text:p>
      <text:p text:style-name="P46">aluno Aluno</text:p>
      <text:p text:style-name="P46">docente Docente</text:p>
      <text:p text:style-name="P46">TA TecnicoAdm</text:p>
      <text:p text:style-name="P46">organizacaoacademica OrganizacaoAcademica</text:p>
      <text:p text:style-name="P3"/>
      <text:p text:style-name="P15"><text:span text:style-name="T7">AlterarReservaQuadra():</text:span>void</text:p>
      <text:p text:style-name="P40">ReservarQuadra():void</text:p>
      <text:p text:style-name="P15"><text:soft-page-break/><text:span text:style-name="T8">V</text:span>erifica<text:span text:style-name="T7">rPeriodoTempo():boolean</text:span></text:p>
      <text:p text:style-name="P15"><text:span text:style-name="T8">GerarCabecalhoRelatorio(Nome:String,PeriodoTempo:int):</text:span>void</text:p>
      <text:p text:style-name="P15"><text:span text:style-name="T8">CampoRelatorio():</text:span>void</text:p>
      <text:p text:style-name="P15"><text:span text:style-name="T8">VerDispDeRerserva(Data_e_Horario:Date,QuadraAptas[]:int):boolean</text:span></text:p>
      <text:p text:style-name="P15"><text:span text:style-name="T8">ImprimirListaDeReservasAgendadas(Datainicio:Date,Datatermino:Date):void</text:span></text:p>
      <text:p text:style-name="P33"/>
      <text:p text:style-name="P33"/>
      <text:p text:style-name="P3">static constraints{</text:p>
      <text:p text:style-name="P3">}</text:p>
      <text:p text:style-name="P3">static mapping{</text:p>
      <text:p text:style-name="P3">}</text:p>
      <text:p text:style-name="P13">}</text:p>
      <text:p text:style-name="P3"><text:span text:style-name="T3">Class </text:span><text:span text:style-name="T5">Aluno</text:span><text:span text:style-name="T3">{</text:span></text:p>
      <text:p text:style-name="P3"><text:span text:style-name="T3"/></text:p>
      <text:p text:style-name="P3"><text:span text:style-name="T2">String Curso</text:span></text:p>
      <text:p text:style-name="P50">Integer RA// tá falando na tabela com o ID é o RA</text:p>
      <text:p text:style-name="P53"/>
      <text:p text:style-name="P53">reservaquadra ReservaQuadra</text:p>
      <text:p text:style-name="P53"/>
      <text:p text:style-name="P3">static constraints{</text:p>
      <text:p text:style-name="P3">}</text:p>
      <text:p text:style-name="P3">static mapping{</text:p>
      <text:p text:style-name="P3">}</text:p>
      <text:p text:style-name="P13">}</text:p>
      <text:p text:style-name="P4"><text:span text:style-name="T3">Class </text:span><text:span text:style-name="T6">OrganizacaoAcademica</text:span><text:span text:style-name="T3">{</text:span></text:p>
      <text:p text:style-name="P4"/>
      <text:p text:style-name="P50">Integer <text:span text:style-name="T9">CNPJ</text:span>// tá falando na tabela com o ID é o <text:span text:style-name="T9">CNPJ</text:span></text:p>
      <text:p text:style-name="P16"/>
      <text:p text:style-name="P53">reservaquadra ReservaQuadra</text:p>
      <text:p text:style-name="P4">static constraints{</text:p>
      <text:p text:style-name="P4">}</text:p>
      <text:p text:style-name="P4">static mapping{</text:p>
      <text:p text:style-name="P4">}</text:p>
      <text:p text:style-name="P4"/>
      <text:p text:style-name="P5"><text:span text:style-name="T3">Class </text:span><text:span text:style-name="T6">Docente</text:span><text:span text:style-name="T3">{</text:span></text:p>
      <text:p text:style-name="P5"/>
      <text:p text:style-name="P51">Integer <text:span text:style-name="T9">SIAPE</text:span>// tá falando na tabela com o ID é o <text:span text:style-name="T9">SIAPE</text:span></text:p>
      <text:p text:style-name="P52">String Departamento</text:p>
      <text:p text:style-name="P52"/>
      <text:p text:style-name="P53">reservaquadra ReservaQuadra</text:p>
      <text:p text:style-name="P52"/>
      <text:p text:style-name="P5">static constraints{</text:p>
      <text:p text:style-name="P5">}</text:p>
      <text:p text:style-name="P5">static mapping{</text:p>
      <text:p text:style-name="P5">}</text:p>
      <text:p text:style-name="P5"/>
      <text:p text:style-name="P5"><text:span text:style-name="T3">Class </text:span><text:span text:style-name="T6">TecnicoAdm</text:span><text:span text:style-name="T3">{</text:span></text:p>
      <text:p text:style-name="P5"/>
      <text:p text:style-name="P51">Integer <text:span text:style-name="T9">SIAPE</text:span>// tá falando na tabela com o ID é o <text:span text:style-name="T9">SIAPE</text:span></text:p>
      <text:p text:style-name="P52">String Profissao</text:p>
      <text:p text:style-name="P52">Integer SenhaAcessoSistema</text:p>
      <text:p text:style-name="P52"/>
      <text:p text:style-name="P53"><text:soft-page-break/>reservaquadra ReservaQuadra</text:p>
      <text:p text:style-name="P52"/>
      <text:p text:style-name="P5">static constraints{</text:p>
      <text:p text:style-name="P5">}</text:p>
      <text:p text:style-name="P5">static mapping{</text:p>
      <text:p text:style-name="P5">}</text:p>
      <text:p text:style-name="P5"/>
      <text:p text:style-name="P26">Class <text:span text:style-name="T8"><text:s/>Reserva</text:span>{</text:p>
      <text:p text:style-name="P6"/>
      <text:p text:style-name="P47"><text:span text:style-name="T10">String HoraInicio</text:span></text:p>
      <text:p text:style-name="P53">Date Data</text:p>
      <text:p text:style-name="P48"><text:span text:style-name="T10">String HoraTermino</text:span></text:p>
      <text:p text:style-name="P48"><text:span text:style-name="T11">Integer AtivSerPraticada</text:span></text:p>
      <text:p text:style-name="P55">Interger ID_Reserva</text:p>
      <text:p text:style-name="P6"/>
      <text:p text:style-name="P6">static <text:span text:style-name="T1">hasMany = [ quadra: quadra]</text:span></text:p>
      <text:p text:style-name="P6"/>
      <text:p text:style-name="P17"><text:span text:style-name="T12">ImprimirComprovanteReserva():</text:span>void</text:p>
      <text:p text:style-name="P41">Re<text:span text:style-name="T12">cuperarInfoReserva</text:span>(<text:span text:style-name="T12">ID_Reserva: int</text:span>):void</text:p>
      <text:p text:style-name="P61">GerarComprovanteReserva():void</text:p>
      <text:p text:style-name="P61">ImprimirRelatorioReservas():void</text:p>
      <text:p text:style-name="P61">RemoverReserva():void</text:p>
      <text:p text:style-name="P34"/>
      <text:p text:style-name="P6">static constraints{</text:p>
      <text:p text:style-name="P6">}</text:p>
      <text:p text:style-name="P6">static mapping{</text:p>
      <text:p text:style-name="P6">}</text:p>
      <text:p text:style-name="P17">}</text:p>
      <text:p text:style-name="P16"/>
      <text:p text:style-name="P27">Class <text:span text:style-name="T8"><text:s/>Usuario extends Aluno,Docente,TecnicoAdm,OrganizacaoAcademica</text:span>{</text:p>
      <text:p text:style-name="P27"/>
      <text:p text:style-name="P49"><text:span text:style-name="T10">String NomeCompleto</text:span></text:p>
      <text:p text:style-name="P54">Date Dat<text:span text:style-name="T13">aCadastro</text:span></text:p>
      <text:p text:style-name="P49"><text:span text:style-name="T13">Integer ID</text:span></text:p>
      <text:p text:style-name="P67">boolean Penalidade</text:p>
      <text:p text:style-name="P56"><text:span text:style-name="T13">String Categoria</text:span></text:p>
      <text:p text:style-name="P7"/>
      <text:p text:style-name="P7">static <text:span text:style-name="T1">hasMany = [ reservamaterialesp: ReservaMaterialEsp]</text:span></text:p>
      <text:p text:style-name="P68">penalidade Penalidade</text:p>
      <text:p text:style-name="P7"/>
      <text:p text:style-name="P18"><text:span text:style-name="T14">CadastrarUsuario():</text:span>void</text:p>
      <text:p text:style-name="P42"><text:span text:style-name="T14">AlterarCadastro</text:span>():void</text:p>
      <text:p text:style-name="P43"><text:span text:style-name="T14">RemoverCadastro</text:span>():void</text:p>
      <text:p text:style-name="P68">ImprimirRelatorioCadastro():void</text:p>
      <text:p text:style-name="P62"><text:span text:style-name="T14">VerificarID</text:span>(<text:span text:style-name="T14">ID:generic</text:span>):<text:span text:style-name="T14">boolean</text:span></text:p>
      <text:p text:style-name="P63"><text:span text:style-name="T14">RecuperarInformacoes</text:span>(<text:span text:style-name="T14">ID:generic</text:span>):<text:span text:style-name="T14">void</text:span></text:p>
      <text:p text:style-name="P63"><text:span text:style-name="T14">GetID</text:span>(<text:span text:style-name="T14">ID:generic</text:span>):<text:span text:style-name="T14">void</text:span></text:p>
      <text:p text:style-name="P62"><text:span text:style-name="T14">VerificarExistPenalidade</text:span>():<text:span text:style-name="T14">boolean</text:span></text:p>
      <text:p text:style-name="P62"><text:span text:style-name="T14">ComporRelatorio</text:span>():void</text:p>
      <text:p text:style-name="P63"><text:span text:style-name="T14">GerarCabecalhoRelatorio</text:span>():void</text:p>
      <text:p text:style-name="P35"/>
      <text:p text:style-name="P7">static constraints{</text:p>
      <text:p text:style-name="P7"><text:soft-page-break/>}</text:p>
      <text:p text:style-name="P7">static mapping{</text:p>
      <text:p text:style-name="P7">}</text:p>
      <text:p text:style-name="P18">}</text:p>
      <text:p text:style-name="P28">Class <text:span text:style-name="T8"><text:s/>ReservaMaterialEsp extends Reserva</text:span>{</text:p>
      <text:p text:style-name="P8"/>
      <text:p text:style-name="P57"/>
      <text:p text:style-name="P69">usuario Usuario</text:p>
      <text:p text:style-name="P69">materialesportivo MaterialEsportivo</text:p>
      <text:p text:style-name="P69">devolucaomaterialesportivo DevolucaoMaterialEsportivo</text:p>
      <text:p text:style-name="P8"/>
      <text:p text:style-name="P19"><text:span text:style-name="T12">ImprimirRelatorioReservasMaterial():</text:span>void</text:p>
      <text:p text:style-name="P19"><text:span text:style-name="T12">ImprimirRelatorioEstoqueMaterial():</text:span>void</text:p>
      <text:p text:style-name="P44"><text:span text:style-name="T15">AlterarReservaMaterialEsportivo</text:span>():voi<text:span text:style-name="T15">d</text:span></text:p>
      <text:p text:style-name="P64"><text:span text:style-name="T16">ReservarMaterialEsportivo</text:span>():void</text:p>
      <text:p text:style-name="P65"><text:span text:style-name="T16">RemoverReservaMaterialEsportivo</text:span>():void</text:p>
      <text:p text:style-name="P36"/>
      <text:p text:style-name="P8">static constraints{</text:p>
      <text:p text:style-name="P8">}</text:p>
      <text:p text:style-name="P8">static mapping{</text:p>
      <text:p text:style-name="P8">}</text:p>
      <text:p text:style-name="P19">}</text:p>
      <text:p text:style-name="P19"/>
      <text:p text:style-name="P29">Class <text:span text:style-name="T8"><text:s/>ReservaMaterialEsp extends Reserva</text:span>{</text:p>
      <text:p text:style-name="P9"/>
      <text:p text:style-name="P58"/>
      <text:p text:style-name="P70">usuario Usuario</text:p>
      <text:p text:style-name="P70">materialesportivo MaterialEsportivo</text:p>
      <text:p text:style-name="P70">devolucaomaterialesportivo DevolucaoMaterialEsportivo</text:p>
      <text:p text:style-name="P9"/>
      <text:p text:style-name="P20"><text:span text:style-name="T12">ImprimirRelatorioReservasMaterial():</text:span>void</text:p>
      <text:p text:style-name="P20"><text:span text:style-name="T12">ImprimirRelatorioEstoqueMaterial():</text:span>void</text:p>
      <text:p text:style-name="P45"><text:span text:style-name="T15">AlterarReservaMaterialEsportivo</text:span>():voi<text:span text:style-name="T15">d</text:span></text:p>
      <text:p text:style-name="P66"><text:span text:style-name="T16">ReservarMaterialEsportivo</text:span>():void</text:p>
      <text:p text:style-name="P66"><text:span text:style-name="T16">RemoverReservaMaterialEsportivo</text:span>():void</text:p>
      <text:p text:style-name="P37"/>
      <text:p text:style-name="P9">static constraints{</text:p>
      <text:p text:style-name="P9">}</text:p>
      <text:p text:style-name="P9">static mapping{</text:p>
      <text:p text:style-name="P9">}</text:p>
      <text:p text:style-name="P20">}</text:p>
      <text:p text:style-name="P20"/>
      <text:p text:style-name="P29">Class <text:span text:style-name="T8"><text:s/>DevolucaoMaterialEsportivo </text:span>{</text:p>
      <text:p text:style-name="P58"/>
      <text:p text:style-name="P71">Integer Identificacao</text:p>
      <text:p text:style-name="P71">Integer HorarioEmprestimo</text:p>
      <text:p text:style-name="P71">String HorarioDevolucao</text:p>
      <text:p text:style-name="P71"/>
      <text:p text:style-name="P71">reservamaterialesp ReservaMaterialEsportivo</text:p>
      <text:p text:style-name="P71"/>
      <text:p text:style-name="P71">VerificarMaterialDevolvido():boolean</text:p>
      <text:p text:style-name="P71">VerificarDataDevolucao():boolean</text:p>
      <text:p text:style-name="P71"><text:soft-page-break/>DevolverMaterialEsportivo():void</text:p>
      <text:p text:style-name="P37"/>
      <text:p text:style-name="P9">static constraints{</text:p>
      <text:p text:style-name="P9">}</text:p>
      <text:p text:style-name="P9">static mapping{</text:p>
      <text:p text:style-name="P9">}</text:p>
      <text:p text:style-name="P20">}</text:p>
      <text:p text:style-name="P20"/>
      <text:p text:style-name="P30">Class <text:span text:style-name="T8"><text:s/>Penalidade </text:span>{</text:p>
      <text:p text:style-name="P59"/>
      <text:p text:style-name="P72">Integer Identificacao<text:span text:style-name="T17">Penalidade</text:span></text:p>
      <text:p text:style-name="P72">String <text:span text:style-name="T17">Motive</text:span></text:p>
      <text:p text:style-name="P74">Date DataInicioPenalidade</text:p>
      <text:p text:style-name="P74">Date DataTerminoPenalidade</text:p>
      <text:p text:style-name="P72"/>
      <text:p text:style-name="P74">usuario Usuario</text:p>
      <text:p text:style-name="P72"/>
      <text:p text:style-name="P74">InserirPenalidadeMaterialDanificado():void</text:p>
      <text:p text:style-name="P72"><text:span text:style-name="T17">RemoverPenalidade</text:span>():<text:span text:style-name="T17">void</text:span></text:p>
      <text:p text:style-name="P74">ImprimirRelatorioPenalidade():void</text:p>
      <text:p text:style-name="P74">ChegarPenalidade(ID:genetic):boolean</text:p>
      <text:p text:style-name="P74">ComporRelatorio():void</text:p>
      <text:p text:style-name="P74">GerarCabecalho():void</text:p>
      <text:p text:style-name="P74">RecuperarInformacoes:void</text:p>
      <text:p text:style-name="P74">GerarComprovantePenalidade():void</text:p>
      <text:p text:style-name="P72"><text:span text:style-name="T17">InserirPenalidadeAtrasoDevolucao</text:span>():void</text:p>
      <text:p text:style-name="P38"/>
      <text:p text:style-name="P10">static constraints{</text:p>
      <text:p text:style-name="P10">}</text:p>
      <text:p text:style-name="P10">static mapping{</text:p>
      <text:p text:style-name="P10">}</text:p>
      <text:p text:style-name="P21">}</text:p>
      <text:p text:style-name="P20"/>
      <text:p text:style-name="P31">Class <text:span text:style-name="T8"><text:s/>MaterialEsportivo </text:span>{</text:p>
      <text:p text:style-name="P60"/>
      <text:p text:style-name="P73">Integer Codigo</text:p>
      <text:p text:style-name="P73">Integer Quantidade</text:p>
      <text:p text:style-name="P73">String Descricao</text:p>
      <text:p text:style-name="P73">Boolean Status</text:p>
      <text:p text:style-name="P75">Integer QuantidadeMaterialEmprestado</text:p>
      <text:p text:style-name="P75">Integer QuantidadeEstoque</text:p>
      <text:p text:style-name="P75">Integer QuantidadeMaterialDevolvido</text:p>
      <text:p text:style-name="P73"/>
      <text:p text:style-name="P76">revervamaterialesp R<text:span text:style-name="T18">e</text:span>verva<text:span text:style-name="T18">M</text:span>aterial<text:span text:style-name="T18">E</text:span>sp </text:p>
      <text:p text:style-name="P73"/>
      <text:p text:style-name="P77">CadastrarMaterialEsportivo():void</text:p>
      <text:p text:style-name="P77">AlterarMaterialEsportivo():void</text:p>
      <text:p text:style-name="P77">RemoverMaterialEsportivo():void</text:p>
      <text:p text:style-name="P77">VerificarDisponibilidadeMaterial():void</text:p>
      <text:p text:style-name="P77">RecuperarInformacoes():void</text:p>
      <text:p text:style-name="P77">Mudar<text:span text:style-name="T19">StatusMaterial():void</text:span></text:p>
      <text:p text:style-name="P78">AdicionarMaterialDevolvidoEstoque():void</text:p>
      <text:p text:style-name="P73"><text:soft-page-break/></text:p>
      <text:p text:style-name="P39"/>
      <text:p text:style-name="P11">static constraints{</text:p>
      <text:p text:style-name="P11">}</text:p>
      <text:p text:style-name="P11">static mapping{</text:p>
      <text:p text:style-name="P11">}</text:p>
      <text:p text:style-name="P2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3:34:29.992000000</meta:creation-date>
    <dc:date>2017-04-09T00:48:31.418000000</dc:date>
    <meta:editing-duration>PT7H54M54S</meta:editing-duration>
    <meta:editing-cycles>11</meta:editing-cycles>
    <meta:generator>LibreOffice/5.1.5.2$Windows_x86 LibreOffice_project/7a864d8825610a8c07cfc3bc01dd4fce6a9447e5</meta:generator>
    <meta:document-statistic meta:table-count="0" meta:image-count="0" meta:object-count="0" meta:page-count="6" meta:paragraph-count="207" meta:word-count="383" meta:character-count="4647" meta:non-whitespace-character-count="4461"/>
  </office:meta>
</office:document-meta>
</file>